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361.52mm" svg:height="155.65mm" svg:x="6.6mm" svg:y="93.76mm">
            <loext:p draw:notify-on-update-of-ranges="Tabelle1.C2:Tabelle1.Q2 Tabelle1.B3:Tabelle1.B3 Tabelle1.C3:Tabelle1.Q3 Tabelle1.B4:Tabelle1.B4 Tabelle1.C4:Tabelle1.Q4 Tabelle1.B5:Tabelle1.B5 Tabelle1.C5:Tabelle1.Q5 Tabelle1.B6:Tabelle1.B6 Tabelle1.C6:Tabelle1.Q6 Tabelle1.B7:Tabelle1.B7 Tabelle1.C7:Tabelle1.Q7 Tabelle1.B8:Tabelle1.B8 Tabelle1.C8:Tabelle1.Q8 Tabelle1.B9:Tabelle1.B9 Tabelle1.C9:Tabelle1.Q9 Tabelle1.B10:Tabelle1.B10 Tabelle1.C10:Tabelle1.Q10 Tabelle1.B11:Tabelle1.B11 Tabelle1.C11:Tabelle1.Q11 Tabelle1.B12:Tabelle1.B12 Tabelle1.C12:Tabelle1.Q12 Tabelle1.B13:Tabelle1.B13 Tabelle1.C13:Tabelle1.Q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1" office:value-type="string" calcext:value-type="string">
            <text:p>Epochs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Number of Examples</text:p>
          </table:table-cell>
          <table:table-cell table:style-name="ce3" office:value-type="string" calcext:value-type="string">
            <text:p>Lab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??? 15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SUM([.C3:.C12])/10" office:value-type="float" office:value="76.6" calcext:value-type="float">
            <text:p>76.6</text:p>
          </table:table-cell>
          <table:table-cell table:formula="of:=SUM([.D3:.D12])/10" office:value-type="float" office:value="97.5" calcext:value-type="float">
            <text:p>97.5</text:p>
          </table:table-cell>
          <table:table-cell table:formula="of:=SUM([.E3:.E12])/10" office:value-type="float" office:value="105.8" calcext:value-type="float">
            <text:p>105.8</text:p>
          </table:table-cell>
          <table:table-cell table:formula="of:=SUM([.F3:.F12])/10" office:value-type="float" office:value="107" calcext:value-type="float">
            <text:p>107</text:p>
          </table:table-cell>
          <table:table-cell table:formula="of:=SUM([.G3:.G12])/10" office:value-type="float" office:value="107.4" calcext:value-type="float">
            <text:p>107.4</text:p>
          </table:table-cell>
          <table:table-cell table:formula="of:=SUM([.H3:.H12])/10" office:value-type="float" office:value="108.1" calcext:value-type="float">
            <text:p>108.1</text:p>
          </table:table-cell>
          <table:table-cell table:formula="of:=SUM([.I3:.I12])/10" office:value-type="float" office:value="107.3" calcext:value-type="float">
            <text:p>107.3</text:p>
          </table:table-cell>
          <table:table-cell table:formula="of:=SUM([.J3:.J12])/10" office:value-type="float" office:value="107.3" calcext:value-type="float">
            <text:p>107.3</text:p>
          </table:table-cell>
          <table:table-cell table:formula="of:=SUM([.K3:.K12])/10" office:value-type="float" office:value="107.6" calcext:value-type="float">
            <text:p>107.6</text:p>
          </table:table-cell>
          <table:table-cell table:formula="of:=SUM([.L3:.L12])/10" office:value-type="float" office:value="107.2" calcext:value-type="float">
            <text:p>107.2</text:p>
          </table:table-cell>
          <table:table-cell table:formula="of:=SUM([.M3:.M12])/10" office:value-type="float" office:value="107" calcext:value-type="float">
            <text:p>107</text:p>
          </table:table-cell>
          <table:table-cell table:formula="of:=SUM([.N3:.N12])/10" office:value-type="float" office:value="107.6" calcext:value-type="float">
            <text:p>107.6</text:p>
          </table:table-cell>
          <table:table-cell table:formula="of:=SUM([.O3:.O12])/10" office:value-type="float" office:value="108.2" calcext:value-type="float">
            <text:p>108.2</text:p>
          </table:table-cell>
          <table:table-cell table:formula="of:=SUM([.P3:.P12])/10" office:value-type="float" office:value="108.6" calcext:value-type="float">
            <text:p>108.6</text:p>
          </table:table-cell>
          <table:table-cell table:formula="of:=SUM([.Q3:.Q12])/10" office:value-type="float" office:value="106.8" calcext:value-type="float">
            <text:p>106.8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8:20:36.835664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7:52:15.548654795</meta:creation-date>
    <dc:date>2017-03-25T18:26:08.616777856</dc:date>
    <meta:editing-duration>PT8M34S</meta:editing-duration>
    <meta:editing-cycles>3</meta:editing-cycles>
    <meta:generator>LibreOffice/5.1.6.2$Linux_X86_64 LibreOffice_project/10m0$Build-2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153cm" svg:height="15.566cm" xlink:href=".." xlink:type="simple" chart:class="chart:line" chart:style-name="ch1">
        <chart:legend chart:legend-position="end" svg:x="34.253cm" svg:y="4.994cm" style:legend-expansion="high" chart:style-name="ch2"/>
        <chart:plot-area chart:style-name="ch3" table:cell-range-address="Tabelle1.B2:Tabelle1.Q13" chart:data-source-has-labels="both" svg:x="0.536cm" svg:y="0.31cm" svg:width="32.806cm" svg:height="13.963cm">
          <chartooo:coordinate-region svg:x="1.343cm" svg:y="0.51cm" svg:width="31.812cm" svg:height="13.116cm"/>
          <chart:axis chart:dimension="x" chart:name="primary-x" chart:style-name="ch4" chartooo:axis-type="auto">
            <chartooo:date-scale/>
            <chart:title svg:x="16.339cm" svg:y="14.584cm" chart:style-name="ch5">
              <text:p>Epochs</text:p>
            </chart:title>
            <chart:categories table:cell-range-address="Tabelle1.C2:Tabelle1.Q2"/>
          </chart:axis>
          <chart:axis chart:dimension="y" chart:name="primary-y" chart:style-name="ch4">
            <chart:title svg:x="0cm" svg:y="9.558cm" chart:style-name="ch6">
              <text:p>Number of Correct Evaluations</text:p>
            </chart:title>
            <chart:grid chart:style-name="ch7" chart:class="major"/>
          </chart:axis>
          <chart:series chart:style-name="ch8" chart:values-cell-range-address="Tabelle1.C3:Tabelle1.Q3" chart:label-cell-address="Tabelle1.B3:Tabelle1.B3" chart:class="chart:line">
            <chart:data-point chart:repeated="15"/>
          </chart:series>
          <chart:series chart:style-name="ch9" chart:values-cell-range-address="Tabelle1.C4:Tabelle1.Q4" chart:label-cell-address="Tabelle1.B4:Tabelle1.B4" chart:class="chart:line">
            <chart:data-point chart:repeated="15"/>
          </chart:series>
          <chart:series chart:style-name="ch10" chart:values-cell-range-address="Tabelle1.C5:Tabelle1.Q5" chart:label-cell-address="Tabelle1.B5:Tabelle1.B5" chart:class="chart:line">
            <chart:data-point chart:repeated="15"/>
          </chart:series>
          <chart:series chart:style-name="ch11" chart:values-cell-range-address="Tabelle1.C6:Tabelle1.Q6" chart:label-cell-address="Tabelle1.B6:Tabelle1.B6" chart:class="chart:line">
            <chart:data-point chart:repeated="15"/>
          </chart:series>
          <chart:series chart:style-name="ch12" chart:values-cell-range-address="Tabelle1.C7:Tabelle1.Q7" chart:label-cell-address="Tabelle1.B7:Tabelle1.B7" chart:class="chart:line">
            <chart:data-point chart:repeated="15"/>
          </chart:series>
          <chart:series chart:style-name="ch13" chart:values-cell-range-address="Tabelle1.C8:Tabelle1.Q8" chart:label-cell-address="Tabelle1.B8:Tabelle1.B8" chart:class="chart:line">
            <chart:data-point chart:repeated="15"/>
          </chart:series>
          <chart:series chart:style-name="ch14" chart:values-cell-range-address="Tabelle1.C9:Tabelle1.Q9" chart:label-cell-address="Tabelle1.B9:Tabelle1.B9" chart:class="chart:line">
            <chart:data-point chart:repeated="15"/>
          </chart:series>
          <chart:series chart:style-name="ch15" chart:values-cell-range-address="Tabelle1.C10:Tabelle1.Q10" chart:label-cell-address="Tabelle1.B10:Tabelle1.B10" chart:class="chart:line">
            <chart:data-point chart:repeated="15"/>
          </chart:series>
          <chart:series chart:style-name="ch16" chart:values-cell-range-address="Tabelle1.C11:Tabelle1.Q11" chart:label-cell-address="Tabelle1.B11:Tabelle1.B11" chart:class="chart:line">
            <chart:data-point chart:repeated="15"/>
          </chart:series>
          <chart:series chart:style-name="ch17" chart:values-cell-range-address="Tabelle1.C12:Tabelle1.Q12" chart:label-cell-address="Tabelle1.B12:Tabelle1.B12" chart:class="chart:line">
            <chart:data-point chart:repeated="15"/>
          </chart:series>
          <chart:series chart:style-name="ch18" chart:values-cell-range-address="Tabelle1.C13:Tabelle1.Q13" chart:label-cell-address="Tabelle1.B13:Tabelle1.B1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C2:Tabelle1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elle1.B3:Tabelle1.B3</svg:desc>
                </draw:g>
              </table:table-cell>
              <table:table-cell office:value-type="float" office:value="86">
                <text:p>86</text:p>
                <draw:g>
                  <svg:desc>Tabelle1.C3:Tabelle1.Q3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</text:p>
                <draw:g>
                  <svg:desc>Tabelle1.B4:Tabelle1.B4</svg:desc>
                </draw:g>
              </table:table-cell>
              <table:table-cell office:value-type="float" office:value="118">
                <text:p>118</text:p>
                <draw:g>
                  <svg:desc>Tabelle1.C4:Tabelle1.Q4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  <draw:g>
                  <svg:desc>Tabelle1.B5:Tabelle1.B5</svg:desc>
                </draw:g>
              </table:table-cell>
              <table:table-cell office:value-type="float" office:value="86">
                <text:p>86</text:p>
                <draw:g>
                  <svg:desc>Tabelle1.C5:Tabelle1.Q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  <draw:g>
                  <svg:desc>Tabelle1.B6:Tabelle1.B6</svg:desc>
                </draw:g>
              </table:table-cell>
              <table:table-cell office:value-type="float" office:value="42">
                <text:p>42</text:p>
                <draw:g>
                  <svg:desc>Tabelle1.C6:Tabelle1.Q6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  <draw:g>
                  <svg:desc>Tabelle1.B7:Tabelle1.B7</svg:desc>
                </draw:g>
              </table:table-cell>
              <table:table-cell office:value-type="float" office:value="66">
                <text:p>66</text:p>
                <draw:g>
                  <svg:desc>Tabelle1.C7:Tabelle1.Q7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  <draw:g>
                  <svg:desc>Tabelle1.B8:Tabelle1.B8</svg:desc>
                </draw:g>
              </table:table-cell>
              <table:table-cell office:value-type="float" office:value="80">
                <text:p>80</text:p>
                <draw:g>
                  <svg:desc>Tabelle1.C8:Tabelle1.Q8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  <draw:g>
                  <svg:desc>Tabelle1.B9:Tabelle1.B9</svg:desc>
                </draw:g>
              </table:table-cell>
              <table:table-cell office:value-type="float" office:value="76">
                <text:p>76</text:p>
                <draw:g>
                  <svg:desc>Tabelle1.C9:Tabelle1.Q9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  <draw:g>
                  <svg:desc>Tabelle1.B10:Tabelle1.B10</svg:desc>
                </draw:g>
              </table:table-cell>
              <table:table-cell office:value-type="float" office:value="107">
                <text:p>107</text:p>
                <draw:g>
                  <svg:desc>Tabelle1.C10:Tabelle1.Q10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  <draw:g>
                  <svg:desc>Tabelle1.B11:Tabelle1.B11</svg:desc>
                </draw:g>
              </table:table-cell>
              <table:table-cell office:value-type="float" office:value="100">
                <text:p>100</text:p>
                <draw:g>
                  <svg:desc>Tabelle1.C11:Tabelle1.Q11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  <draw:g>
                  <svg:desc>Tabelle1.B12:Tabelle1.B12</svg:desc>
                </draw:g>
              </table:table-cell>
              <table:table-cell office:value-type="float" office:value="5">
                <text:p>5</text:p>
                <draw:g>
                  <svg:desc>Tabelle1.C12:Tabelle1.Q1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avg</text:p>
                <draw:g>
                  <svg:desc>Tabelle1.B13:Tabelle1.B13</svg:desc>
                </draw:g>
              </table:table-cell>
              <table:table-cell office:value-type="float" office:value="76.6">
                <text:p>76.6</text:p>
                <draw:g>
                  <svg:desc>Tabelle1.C13:Tabelle1.Q13</svg:desc>
                </draw:g>
              </table:table-cell>
              <table:table-cell office:value-type="float" office:value="97.5">
                <text:p>97.5</text:p>
              </table:table-cell>
              <table:table-cell office:value-type="float" office:value="105.8">
                <text:p>105.8</text:p>
              </table:table-cell>
              <table:table-cell office:value-type="float" office:value="107">
                <text:p>107</text:p>
              </table:table-cell>
              <table:table-cell office:value-type="float" office:value="107.4">
                <text:p>107.4</text:p>
              </table:table-cell>
              <table:table-cell office:value-type="float" office:value="108.1">
                <text:p>108.1</text:p>
              </table:table-cell>
              <table:table-cell office:value-type="float" office:value="107.3">
                <text:p>107.3</text:p>
              </table:table-cell>
              <table:table-cell office:value-type="float" office:value="107.3">
                <text:p>107.3</text:p>
              </table:table-cell>
              <table:table-cell office:value-type="float" office:value="107.6">
                <text:p>107.6</text:p>
              </table:table-cell>
              <table:table-cell office:value-type="float" office:value="107.2">
                <text:p>107.2</text:p>
              </table:table-cell>
              <table:table-cell office:value-type="float" office:value="107">
                <text:p>107</text:p>
              </table:table-cell>
              <table:table-cell office:value-type="float" office:value="107.6">
                <text:p>107.6</text:p>
              </table:table-cell>
              <table:table-cell office:value-type="float" office:value="108.2">
                <text:p>108.2</text:p>
              </table:table-cell>
              <table:table-cell office:value-type="float" office:value="108.6">
                <text:p>108.6</text:p>
              </table:table-cell>
              <table:table-cell office:value-type="float" office:value="106.8">
                <text:p>10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